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52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7756in" svg:y="2.602in">
            <draw:object draw:notify-on-update-of-ranges="Sheet1.A3:Sheet1.A12 Sheet1.C2:Sheet1.C2 Sheet1.C3:Sheet1.C12 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4102in" svg:y="2.6543in">
            <draw:object draw:notify-on-update-of-ranges="Sheet1.A3:Sheet1.A12 Sheet1.D2:Sheet1.D2 Sheet1.D3:Sheet1.D12 Sheet1.E2:Sheet1.E2 Sheet1.E3:Sheet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7697in" svg:y="6.4461in">
            <draw:object draw:notify-on-update-of-ranges="Sheet1.A3:Sheet1.A12 Sheet1.F2:Sheet1.F2 Sheet1.F3:Sheet1.F12 Sheet1.G2:Sheet1.G2 Sheet1.G3:Sheet1.G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4256in" svg:y="6.4252in">
            <draw:object draw:notify-on-update-of-ranges="Sheet1.A3:Sheet1.A12 Sheet1.H2:Sheet1.H2 Sheet1.H3:Sheet1.H12 Sheet1.I2:Sheet1.I2 Sheet1.I3:Sheet1.I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0.7661in" svg:y="10.2697in">
            <draw:object draw:notify-on-update-of-ranges="Sheet1.A3:Sheet1.A12 Sheet1.L2:Sheet1.L2 Sheet1.L3:Sheet1.L12 Sheet1.M2:Sheet1.M2 Sheet1.M3:Sheet1.M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7.4646in" svg:y="10.1965in">
            <draw:object draw:notify-on-update-of-ranges="Sheet1.A3:Sheet1.A12 Sheet1.N2:Sheet1.N2 Sheet1.N3:Sheet1.N12 Sheet1.O2:Sheet1.O2 Sheet1.O3:Sheet1.O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88in" svg:height="3.5429in" svg:x="14.2819in" svg:y="6.4354in">
            <draw:object draw:notify-on-update-of-ranges="Sheet1.A3:Sheet1.A12 Sheet1.J2:Sheet1.J2 Sheet1.J3:Sheet1.J12 Sheet1.K2:Sheet1.K2 Sheet1.K3:Sheet1.K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4" table:number-columns-repeated="4" table:default-cell-style-name="Default"/>
        <table:table-column table:style-name="co4" table:number-columns-repeated="2" table:default-cell-style-name="ce7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row table:style-name="ro3">
          <table:table-cell table:style-name="ce1" office:value-type="string" table:number-columns-spanned="1" table:number-rows-spanned="2">
            <text:p>Algoritmo</text:p>
          </table:table-cell>
          <table:table-cell table:style-name="ce4" office:value-type="string" table:number-columns-spanned="2" table:number-rows-spanned="1">
            <text:p>perc correct</text:p>
          </table:table-cell>
          <table:covered-table-cell table:style-name="ce5"/>
          <table:table-cell table:style-name="ce4" office:value-type="string" table:number-columns-spanned="2" table:number-rows-spanned="1">
            <text:p>root mean sqr error</text:p>
          </table:table-cell>
          <table:covered-table-cell table:style-name="ce5"/>
          <table:table-cell table:style-name="ce4" office:value-type="string" table:number-columns-spanned="2" table:number-rows-spanned="1">
            <text:p>false pos</text:p>
          </table:table-cell>
          <table:covered-table-cell table:style-name="ce5"/>
          <table:table-cell table:style-name="ce4" office:value-type="string" table:number-columns-spanned="2" table:number-rows-spanned="1">
            <text:p>false neg</text:p>
          </table:table-cell>
          <table:covered-table-cell table:style-name="ce5"/>
          <table:table-cell table:style-name="ce4" office:value-type="string" table:number-columns-spanned="2" table:number-rows-spanned="1">
            <text:p>youden</text:p>
          </table:table-cell>
          <table:covered-table-cell table:style-name="ce5"/>
          <table:table-cell table:style-name="ce4" office:value-type="string" table:number-columns-spanned="2" table:number-rows-spanned="1">
            <text:p>time training</text:p>
          </table:table-cell>
          <table:covered-table-cell table:style-name="ce5"/>
          <table:table-cell table:style-name="ce4" office:value-type="string" table:number-columns-spanned="2" table:number-rows-spanned="1">
            <text:p>time testing</text:p>
          </table:table-cell>
          <table:covered-table-cell table:style-name="ce5"/>
          <table:table-cell/>
          <table:table-cell table:style-name="ce4" office:value-type="string" table:number-columns-spanned="2" table:number-rows-spanned="1">
            <text:p>tp</text:p>
          </table:table-cell>
          <table:covered-table-cell table:style-name="ce5"/>
          <table:table-cell table:style-name="ce4" office:value-type="string" table:number-columns-spanned="2" table:number-rows-spanned="1">
            <text:p>fp</text:p>
          </table:table-cell>
          <table:covered-table-cell table:style-name="ce5"/>
          <table:table-cell table:style-name="ce4" office:value-type="string" table:number-columns-spanned="2" table:number-rows-spanned="1">
            <text:p>tn</text:p>
          </table:table-cell>
          <table:covered-table-cell table:style-name="ce5"/>
          <table:table-cell table:style-name="ce4" office:value-type="string" table:number-columns-spanned="2" table:number-rows-spanned="1">
            <text:p>fn</text:p>
          </table:table-cell>
          <table:covered-table-cell table:style-name="ce5"/>
        </table:table-row>
        <table:table-row table:style-name="ro3">
          <table:covered-table-cell table:style-name="ce2"/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/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  <table:table-cell table:style-name="ce5" office:value-type="string">
            <text:p>cr.aust</text:p>
          </table:table-cell>
          <table:table-cell table:style-name="ce5" office:value-type="string">
            <text:p>cr.ger</text:p>
          </table:table-cell>
        </table:table-row>
        <table:table-row table:style-name="ro3">
          <table:table-cell table:style-name="ce3" office:value-type="string">
            <text:p>BayesNet</text:p>
          </table:table-cell>
          <table:table-cell table:style-name="ce6" office:value-type="percentage" office:value="0.942028985507247">
            <text:p>94.20%</text:p>
          </table:table-cell>
          <table:table-cell table:style-name="ce6" office:value-type="percentage" office:value="0.84">
            <text:p>84.00%</text:p>
          </table:table-cell>
          <table:table-cell table:style-name="ce8" office:value-type="float" office:value="0.22642762536397">
            <text:p>0.2264276254</text:p>
          </table:table-cell>
          <table:table-cell table:style-name="ce8" office:value-type="float" office:value="0.355331982041489">
            <text:p>0.355331982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333333333333333">
            <text:p>0.3333333333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857142857142857">
            <text:p>0.0857142857</text:p>
          </table:table-cell>
          <table:table-cell table:style-name="ce8" office:value-type="float" office:value="0.882051282051282">
            <text:p>0.8820512821</text:p>
          </table:table-cell>
          <table:table-cell table:style-name="ce9" office:value-type="float" office:value="0.580952380952381">
            <text:p>0.5809523810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176">
            <text:p>0.17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007">
            <text:p>0.007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14285714285714">
            <text:p>0.9142857143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333333333333333">
            <text:p>0.3333333333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666666666666667">
            <text:p>0.6666666667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857142857142857">
            <text:p>0.0857142857</text:p>
          </table:table-cell>
        </table:table-row>
        <table:table-row table:style-name="ro3">
          <table:table-cell table:style-name="ce3" office:value-type="string">
            <text:p>NaiveBayes</text:p>
          </table:table-cell>
          <table:table-cell table:style-name="ce6" office:value-type="percentage" office:value="0.884057971014493">
            <text:p>88.41%</text:p>
          </table:table-cell>
          <table:table-cell table:style-name="ce6" office:value-type="percentage" office:value="0.84">
            <text:p>84.00%</text:p>
          </table:table-cell>
          <table:table-cell table:style-name="ce8" office:value-type="float" office:value="0.302120779965338">
            <text:p>0.30212078</text:p>
          </table:table-cell>
          <table:table-cell table:style-name="ce8" office:value-type="float" office:value="0.365505949789668">
            <text:p>0.3655059498</text:p>
          </table:table-cell>
          <table:table-cell table:style-name="ce8" office:value-type="float" office:value="0.233333333333333">
            <text:p>0.2333333333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0256410256410256">
            <text:p>0.0256410256</text:p>
          </table:table-cell>
          <table:table-cell table:style-name="ce8" office:value-type="float" office:value="0.0714285714285714">
            <text:p>0.0714285714</text:p>
          </table:table-cell>
          <table:table-cell table:style-name="ce9" office:value-type="float" office:value="0.741025641025641">
            <text:p>0.7410256410</text:p>
          </table:table-cell>
          <table:table-cell table:style-name="ce8" office:value-type="float" office:value="0.561904761904762">
            <text:p>0.561904761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4">
            <text:p>0.004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974358974358974">
            <text:p>0.9743589744</text:p>
          </table:table-cell>
          <table:table-cell table:style-name="ce8" office:value-type="float" office:value="0.928571428571429">
            <text:p>0.9285714286</text:p>
          </table:table-cell>
          <table:table-cell table:style-name="ce8" office:value-type="float" office:value="0.233333333333333">
            <text:p>0.2333333333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766666666666667">
            <text:p>0.7666666667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0256410256410256">
            <text:p>0.0256410256</text:p>
          </table:table-cell>
          <table:table-cell table:style-name="ce8" office:value-type="float" office:value="0.0714285714285714">
            <text:p>0.0714285714</text:p>
          </table:table-cell>
        </table:table-row>
        <table:table-row table:style-name="ro3">
          <table:table-cell table:style-name="ce3" office:value-type="string">
            <text:p>MultilayerPerceptron</text:p>
          </table:table-cell>
          <table:table-cell table:style-name="ce6" office:value-type="percentage" office:value="0.942028985507247">
            <text:p>94.20%</text:p>
          </table:table-cell>
          <table:table-cell table:style-name="ce6" office:value-type="percentage" office:value="0.81">
            <text:p>81.00%</text:p>
          </table:table-cell>
          <table:table-cell table:style-name="ce8" office:value-type="float" office:value="0.24970220887229">
            <text:p>0.2497022089</text:p>
          </table:table-cell>
          <table:table-cell table:style-name="ce8" office:value-type="float" office:value="0.425191786328771">
            <text:p>0.4251917863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882051282051282">
            <text:p>0.8820512821</text:p>
          </table:table-cell>
          <table:table-cell table:style-name="ce9" office:value-type="float" office:value="0.5">
            <text:p>0.5000000000</text:p>
          </table:table-cell>
          <table:table-cell table:style-name="ce8" office:value-type="float" office:value="17.993">
            <text:p>17.993</text:p>
          </table:table-cell>
          <table:table-cell table:style-name="ce8" office:value-type="float" office:value="58.003">
            <text:p>58.003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12">
            <text:p>0.012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1">
            <text:p>0.1</text:p>
          </table:table-cell>
        </table:table-row>
        <table:table-row table:style-name="ro3">
          <table:table-cell table:style-name="ce3" office:value-type="string">
            <text:p>SMO</text:p>
          </table:table-cell>
          <table:table-cell table:style-name="ce6" office:value-type="percentage" office:value="0.927536231884058">
            <text:p>92.75%</text:p>
          </table:table-cell>
          <table:table-cell table:style-name="ce6" office:value-type="percentage" office:value="0.83">
            <text:p>83.00%</text:p>
          </table:table-cell>
          <table:table-cell table:style-name="ce8" office:value-type="float" office:value="0.269190951029083">
            <text:p>0.269190951</text:p>
          </table:table-cell>
          <table:table-cell table:style-name="ce8" office:value-type="float" office:value="0.412310562561766">
            <text:p>0.412310562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128205128205128">
            <text:p>0.1282051282</text:p>
          </table:table-cell>
          <table:table-cell table:style-name="ce8" office:value-type="float" office:value="0.0857142857142857">
            <text:p>0.0857142857</text:p>
          </table:table-cell>
          <table:table-cell table:style-name="ce8" office:value-type="float" office:value="0.871794871794872">
            <text:p>0.8717948718</text:p>
          </table:table-cell>
          <table:table-cell table:style-name="ce8" office:value-type="float" office:value="0.547619047619048">
            <text:p>0.5476190476</text:p>
          </table:table-cell>
          <table:table-cell table:style-name="ce8" office:value-type="float" office:value="57.207">
            <text:p>57.207</text:p>
          </table:table-cell>
          <table:table-cell table:style-name="ce8" office:value-type="float" office:value="118.713">
            <text:p>118.713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871794871794872">
            <text:p>0.8717948718</text:p>
          </table:table-cell>
          <table:table-cell table:style-name="ce8" office:value-type="float" office:value="0.914285714285714">
            <text:p>0.914285714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128205128205128">
            <text:p>0.1282051282</text:p>
          </table:table-cell>
          <table:table-cell table:style-name="ce8" office:value-type="float" office:value="0.0857142857142857">
            <text:p>0.0857142857</text:p>
          </table:table-cell>
        </table:table-row>
        <table:table-row table:style-name="ro3">
          <table:table-cell table:style-name="ce3" office:value-type="string">
            <text:p>AIRS2</text:p>
          </table:table-cell>
          <table:table-cell table:style-name="ce6" office:value-type="percentage" office:value="0.927536231884058">
            <text:p>92.75%</text:p>
          </table:table-cell>
          <table:table-cell table:style-name="ce6" office:value-type="percentage" office:value="0.74">
            <text:p>74.00%</text:p>
          </table:table-cell>
          <table:table-cell table:style-name="ce8" office:value-type="float" office:value="0.269190951029083">
            <text:p>0.269190951</text:p>
          </table:table-cell>
          <table:table-cell table:style-name="ce8" office:value-type="float" office:value="0.509901951359278">
            <text:p>0.5099019514</text:p>
          </table:table-cell>
          <table:table-cell table:style-name="ce8" office:value-type="float" office:value="0.0333333333333333">
            <text:p>0.0333333333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2857142857143">
            <text:p>0.1428571429</text:p>
          </table:table-cell>
          <table:table-cell table:style-name="ce8" office:value-type="float" office:value="0.864102564102564">
            <text:p>0.8641025641</text:p>
          </table:table-cell>
          <table:table-cell table:style-name="ce8" office:value-type="float" office:value="0.323809523809524">
            <text:p>0.3238095238</text:p>
          </table:table-cell>
          <table:table-cell table:style-name="ce8" office:value-type="float" office:value="23.238">
            <text:p>23.238</text:p>
          </table:table-cell>
          <table:table-cell table:style-name="ce8" office:value-type="float" office:value="15.037">
            <text:p>15.037</text:p>
          </table:table-cell>
          <table:table-cell table:style-name="ce8" office:value-type="float" office:value="0.012">
            <text:p>0.012</text:p>
          </table:table-cell>
          <table:table-cell table:style-name="ce8" office:value-type="float" office:value="0.034">
            <text:p>0.034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857142857142857">
            <text:p>0.8571428571</text:p>
          </table:table-cell>
          <table:table-cell table:style-name="ce8" office:value-type="float" office:value="0.0333333333333333">
            <text:p>0.0333333333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966666666666667">
            <text:p>0.9666666667</text:p>
          </table:table-cell>
          <table:table-cell table:style-name="ce8" office:value-type="float" office:value="0.466666666666667">
            <text:p>0.4666666667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2857142857143">
            <text:p>0.1428571429</text:p>
          </table:table-cell>
        </table:table-row>
        <table:table-row table:style-name="ro3">
          <table:table-cell table:style-name="ce3" office:value-type="string">
            <text:p>CLONALG</text:p>
          </table:table-cell>
          <table:table-cell table:style-name="ce6" office:value-type="percentage" office:value="0.768115942028985">
            <text:p>76.81%</text:p>
          </table:table-cell>
          <table:table-cell table:style-name="ce6" office:value-type="percentage" office:value="0.75">
            <text:p>75.00%</text:p>
          </table:table-cell>
          <table:table-cell table:style-name="ce8" office:value-type="float" office:value="0.481543412343077">
            <text:p>0.481543412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258064516129032">
            <text:p>0.2580645161</text:p>
          </table:table-cell>
          <table:table-cell table:style-name="ce8" office:value-type="float" office:value="0.833333333333333">
            <text:p>0.8333333333</text:p>
          </table:table-cell>
          <table:table-cell table:style-name="ce8" office:value-type="float" office:value="0.210526315789474">
            <text:p>0.210526315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31409168081494">
            <text:p>0.5314091681</text:p>
          </table:table-cell>
          <table:table-cell table:style-name="ce8" office:value-type="float" office:value="0.166666666666667">
            <text:p>0.1666666667</text:p>
          </table:table-cell>
          <table:table-cell table:style-name="ce8" office:value-type="float" office:value="175.078">
            <text:p>175.078</text:p>
          </table:table-cell>
          <table:table-cell table:style-name="ce8" office:value-type="float" office:value="331.366">
            <text:p>331.366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03">
            <text:p>0.003</text:p>
          </table:table-cell>
          <table:table-cell/>
          <table:table-cell table:style-name="ce8" office:value-type="float" office:value="0.789473684210526">
            <text:p>0.789473684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258064516129032">
            <text:p>0.2580645161</text:p>
          </table:table-cell>
          <table:table-cell table:style-name="ce8" office:value-type="float" office:value="0.833333333333333">
            <text:p>0.8333333333</text:p>
          </table:table-cell>
          <table:table-cell table:style-name="ce8" office:value-type="float" office:value="0.741935483870968">
            <text:p>0.7419354839</text:p>
          </table:table-cell>
          <table:table-cell table:style-name="ce8" office:value-type="float" office:value="0.166666666666667">
            <text:p>0.1666666667</text:p>
          </table:table-cell>
          <table:table-cell table:style-name="ce8" office:value-type="float" office:value="0.210526315789474">
            <text:p>0.2105263158</text:p>
          </table:table-cell>
          <table:table-cell table:style-name="ce8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Immunos99</text:p>
          </table:table-cell>
          <table:table-cell table:style-name="ce6" office:value-type="percentage" office:value="0.91304347826087">
            <text:p>91.30%</text:p>
          </table:table-cell>
          <table:table-cell table:style-name="ce6" office:value-type="percentage" office:value="0.75">
            <text:p>75.00%</text:p>
          </table:table-cell>
          <table:table-cell table:style-name="ce8" office:value-type="float" office:value="0.294883912309794">
            <text:p>0.2948839123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">
            <text:p>0.1</text:p>
          </table:table-cell>
          <table:table-cell table:style-name="ce8" office:value-type="float" office:value="0.830769230769231">
            <text:p>0.8307692308</text:p>
          </table:table-cell>
          <table:table-cell table:style-name="ce9" office:value-type="float" office:value="0.3">
            <text:p>0.3000000000</text:p>
          </table:table-cell>
          <table:table-cell table:style-name="ce8" office:value-type="float" office:value="69.876">
            <text:p>69.876</text:p>
          </table:table-cell>
          <table:table-cell table:style-name="ce8" office:value-type="float" office:value="199.922">
            <text:p>199.922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17">
            <text:p>0.017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0.0666666666666667">
            <text:p>0.0666666667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933333333333333">
            <text:p>0.933333333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">
            <text:p>0.1</text:p>
          </table:table-cell>
        </table:table-row>
        <table:table-row table:style-name="ro3">
          <table:table-cell table:style-name="ce3" office:value-type="string">
            <text:p>Lvq2_1</text:p>
          </table:table-cell>
          <table:table-cell table:style-name="ce6" office:value-type="percentage" office:value="0.797101449275362">
            <text:p>79.71%</text:p>
          </table:table-cell>
          <table:table-cell table:style-name="ce6" office:value-type="percentage" office:value="0.76">
            <text:p>76.00%</text:p>
          </table:table-cell>
          <table:table-cell table:style-name="ce8" office:value-type="float" office:value="0.450442616461451">
            <text:p>0.4504426165</text:p>
          </table:table-cell>
          <table:table-cell table:style-name="ce8" office:value-type="float" office:value="0.489897948556636">
            <text:p>0.4898979486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714285714285714">
            <text:p>0.0714285714</text:p>
          </table:table-cell>
          <table:table-cell table:style-name="ce8" office:value-type="float" office:value="0.548717948717949">
            <text:p>0.5487179487</text:p>
          </table:table-cell>
          <table:table-cell table:style-name="ce8" office:value-type="float" office:value="0.295238095238095">
            <text:p>0.2952380952</text:p>
          </table:table-cell>
          <table:table-cell table:style-name="ce8" office:value-type="float" office:value="5.383">
            <text:p>5.383</text:p>
          </table:table-cell>
          <table:table-cell table:style-name="ce8" office:value-type="float" office:value="4.214">
            <text:p>4.214</text:p>
          </table:table-cell>
          <table:table-cell table:number-columns-repeated="2" table:style-name="ce8" office:value-type="float" office:value="0.001">
            <text:p>0.001</text:p>
          </table:table-cell>
          <table:table-cell/>
          <table:table-cell table:style-name="ce8" office:value-type="float" office:value="0.948717948717949">
            <text:p>0.9487179487</text:p>
          </table:table-cell>
          <table:table-cell table:style-name="ce8" office:value-type="float" office:value="0.928571428571429">
            <text:p>0.9285714286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33333333333333">
            <text:p>0.6333333333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0.366666666666667">
            <text:p>0.3666666667</text:p>
          </table:table-cell>
          <table:table-cell table:style-name="ce8" office:value-type="float" office:value="0.0512820512820513">
            <text:p>0.0512820513</text:p>
          </table:table-cell>
          <table:table-cell table:style-name="ce8" office:value-type="float" office:value="0.0714285714285714">
            <text:p>0.0714285714</text:p>
          </table:table-cell>
        </table:table-row>
        <table:table-row table:style-name="ro3">
          <table:table-cell table:style-name="ce3" office:value-type="string">
            <text:p>Id3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71">
            <text:p>71.00%</text:p>
          </table:table-cell>
          <table:table-cell table:style-name="ce8" office:value-type="float" office:value="0.309658449492561">
            <text:p>0.3096584495</text:p>
          </table:table-cell>
          <table:table-cell table:style-name="ce8" office:value-type="float" office:value="0.524890659167824">
            <text:p>0.5248906592</text:p>
          </table:table-cell>
          <table:table-cell table:style-name="ce8" office:value-type="float" office:value="0.137931034482759">
            <text:p>0.1379310345</text:p>
          </table:table-cell>
          <table:table-cell table:style-name="ce8" office:value-type="float" office:value="0.566666666666667">
            <text:p>0.5666666667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7058823529412">
            <text:p>0.1470588235</text:p>
          </table:table-cell>
          <table:table-cell table:style-name="ce9" office:value-type="float" office:value="0.759504862953139">
            <text:p>0.7595048630</text:p>
          </table:table-cell>
          <table:table-cell table:style-name="ce8" office:value-type="float" office:value="0.286274509803921">
            <text:p>0.2862745098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0.089">
            <text:p>0.089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float" office:value="0.897435897435897">
            <text:p>0.8974358974</text:p>
          </table:table-cell>
          <table:table-cell table:style-name="ce8" office:value-type="float" office:value="0.852941176470588">
            <text:p>0.8529411765</text:p>
          </table:table-cell>
          <table:table-cell table:style-name="ce8" office:value-type="float" office:value="0.137931034482759">
            <text:p>0.1379310345</text:p>
          </table:table-cell>
          <table:table-cell table:style-name="ce8" office:value-type="float" office:value="0.566666666666667">
            <text:p>0.5666666667</text:p>
          </table:table-cell>
          <table:table-cell table:style-name="ce8" office:value-type="float" office:value="0.862068965517241">
            <text:p>0.8620689655</text:p>
          </table:table-cell>
          <table:table-cell table:style-name="ce8" office:value-type="float" office:value="0.433333333333333">
            <text:p>0.4333333333</text:p>
          </table:table-cell>
          <table:table-cell table:style-name="ce8" office:value-type="float" office:value="0.102564102564103">
            <text:p>0.1025641026</text:p>
          </table:table-cell>
          <table:table-cell table:style-name="ce8" office:value-type="float" office:value="0.147058823529412">
            <text:p>0.1470588235</text:p>
          </table:table-cell>
        </table:table-row>
        <table:table-row table:style-name="ro3">
          <table:table-cell table:style-name="ce3" office:value-type="string">
            <text:p>J48</text:p>
          </table:table-cell>
          <table:table-cell table:style-name="ce6" office:value-type="percentage" office:value="0.956521739130435">
            <text:p>95.65%</text:p>
          </table:table-cell>
          <table:table-cell table:style-name="ce6" office:value-type="percentage" office:value="0.8">
            <text:p>80.00%</text:p>
          </table:table-cell>
          <table:table-cell table:style-name="ce8" office:value-type="float" office:value="0.236410505997465">
            <text:p>0.236410506</text:p>
          </table:table-cell>
          <table:table-cell table:style-name="ce8" office:value-type="float" office:value="0.38561845404169">
            <text:p>0.385618454</text:p>
          </table:table-cell>
          <table:table-cell table:style-name="ce8" office:value-type="float" office:value="0.0645161290322581">
            <text:p>0.064516129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0263157894736842">
            <text:p>0.0263157895</text:p>
          </table:table-cell>
          <table:table-cell table:style-name="ce8" office:value-type="float" office:value="0.0571428571428571">
            <text:p>0.0571428571</text:p>
          </table:table-cell>
          <table:table-cell table:style-name="ce8" office:value-type="float" office:value="0.909168081494058">
            <text:p>0.9091680815</text:p>
          </table:table-cell>
          <table:table-cell table:style-name="ce8" office:value-type="float" office:value="0.40952380952381">
            <text:p>0.4095238095</text:p>
          </table:table-cell>
          <table:table-cell table:style-name="ce8" office:value-type="float" office:value="2.715">
            <text:p>2.715</text:p>
          </table:table-cell>
          <table:table-cell table:style-name="ce8" office:value-type="float" office:value="5.48">
            <text:p>5.48</text:p>
          </table:table-cell>
          <table:table-cell table:number-columns-repeated="2" table:style-name="ce8" office:value-type="float" office:value="0">
            <text:p>0</text:p>
          </table:table-cell>
          <table:table-cell/>
          <table:table-cell table:style-name="ce8" office:value-type="float" office:value="0.973684210526316">
            <text:p>0.9736842105</text:p>
          </table:table-cell>
          <table:table-cell table:style-name="ce8" office:value-type="float" office:value="0.942857142857143">
            <text:p>0.9428571429</text:p>
          </table:table-cell>
          <table:table-cell table:style-name="ce8" office:value-type="float" office:value="0.0645161290322581">
            <text:p>0.064516129</text:p>
          </table:table-cell>
          <table:table-cell table:style-name="ce8" office:value-type="float" office:value="0.533333333333333">
            <text:p>0.5333333333</text:p>
          </table:table-cell>
          <table:table-cell table:style-name="ce8" office:value-type="float" office:value="0.935483870967742">
            <text:p>0.935483871</text:p>
          </table:table-cell>
          <table:table-cell table:style-name="ce8" office:value-type="float" office:value="0.466666666666667">
            <text:p>0.4666666667</text:p>
          </table:table-cell>
          <table:table-cell table:style-name="ce8" office:value-type="float" office:value="0.0263157894736842">
            <text:p>0.0263157895</text:p>
          </table:table-cell>
          <table:table-cell table:style-name="ce8" office:value-type="float" office:value="0.0571428571428571">
            <text:p>0.0571428571</text:p>
          </table:table-cell>
        </table:table-row>
        <table:table-row table:style-name="ro3" table:number-rows-repeated="56">
          <table:table-cell table:number-columns-repeated="24"/>
        </table:table-row>
        <table:table-row table:style-name="ro3">
          <table:table-cell table:number-columns-repeated="16"/>
          <table:table-cell office:value-type="string">
            <text:p>k</text:p>
          </table:table-cell>
          <table:table-cell table:number-columns-repeated="7"/>
        </table:table-row>
        <table:table-row table:style-name="ro3" table:number-rows-repeated="1048506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guimaraes </meta:initial-creator>
    <meta:creation-date>2013-11-11T15:09:31</meta:creation-date>
    <dc:date>2013-11-13T15:50:24</dc:date>
    <dc:creator>bbguimaraes </dc:creator>
    <meta:editing-duration>PT37M45S</meta:editing-duration>
    <meta:editing-cycles>11</meta:editing-cycles>
    <meta:generator>LibreOffice/3.5$Linux_X86_64 LibreOffice_project/350m1$Build-2</meta:generator>
    <meta:document-statistic meta:table-count="3" meta:cell-count="2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4.187cm" svg:y="3.952cm" style:legend-expansion="high" chart:style-name="ch2"/>
        <chart:plot-area chart:style-name="ch3" table:cell-range-address="Sheet1.A2:Sheet1.C12" chart:data-source-has-labels="both" svg:x="0.77cm" svg:y="0.855cm" svg:width="12.777cm" svg:height="7.545cm">
          <chartooo:coordinate-region svg:x="4.17cm" svg:y="0.855cm" svg:width="8.701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" chart:label-cell-address="Sheet1.C2:Sheet1.C2" chart:class="chart:bar">
            <chart:data-point chart:repeated="10"/>
          </chart:series>
          <chart:series chart:style-name="ch8" chart:values-cell-range-address="Sheet1.B3:Sheet1.B12" chart:label-cell-address="Sheet1.B2:Sheet1.B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ger</text:p>
                <draw:g>
                  <svg:desc>Sheet1.C2:Sheet1.C2</svg:desc>
                </draw:g>
              </table:table-cell>
              <table:table-cell office:value-type="string">
                <text:p>cr.aus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84">
                <text:p>0.84</text:p>
                <draw:g>
                  <svg:desc>Sheet1.C3:Sheet1.C12</svg:desc>
                </draw:g>
              </table:table-cell>
              <table:table-cell office:value-type="float" office:value="0.942028985507247">
                <text:p>0.942028985507247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84">
                <text:p>0.84</text:p>
              </table:table-cell>
              <table:table-cell office:value-type="float" office:value="0.884057971014493">
                <text:p>0.884057971014493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81">
                <text:p>0.81</text:p>
              </table:table-cell>
              <table:table-cell office:value-type="float" office:value="0.942028985507247">
                <text:p>0.942028985507247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83">
                <text:p>0.83</text:p>
              </table:table-cell>
              <table:table-cell office:value-type="float" office:value="0.927536231884058">
                <text:p>0.927536231884058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74">
                <text:p>0.74</text:p>
              </table:table-cell>
              <table:table-cell office:value-type="float" office:value="0.927536231884058">
                <text:p>0.927536231884058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75">
                <text:p>0.75</text:p>
              </table:table-cell>
              <table:table-cell office:value-type="float" office:value="0.768115942028985">
                <text:p>0.768115942028985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75">
                <text:p>0.7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76">
                <text:p>0.76</text:p>
              </table:table-cell>
              <table:table-cell office:value-type="float" office:value="0.797101449275362">
                <text:p>0.797101449275362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71">
                <text:p>0.7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8">
                <text:p>0.8</text:p>
              </table:table-cell>
              <table:table-cell office:value-type="float" office:value="0.956521739130435">
                <text:p>0.956521739130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D2:Sheet1.E12" chart:data-source-has-labels="both" svg:x="0.77cm" svg:y="0.855cm" svg:width="12.777cm" svg:height="7.545cm">
          <chartooo:coordinate-region svg:x="4.17cm" svg:y="0.855cm" svg:width="9.137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2" chart:label-cell-address="Sheet1.D2:Sheet1.D2" chart:class="chart:bar">
            <chart:data-point chart:repeated="10"/>
          </chart:series>
          <chart:series chart:style-name="ch8" chart:values-cell-range-address="Sheet1.E3:Sheet1.E12" chart:label-cell-address="Sheet1.E2:Sheet1.E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D2:Sheet1.D2</svg:desc>
                </draw:g>
              </table:table-cell>
              <table:table-cell office:value-type="string">
                <text:p>cr.ger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22642762536397">
                <text:p>0.22642762536397</text:p>
                <draw:g>
                  <svg:desc>Sheet1.D3:Sheet1.D12</svg:desc>
                </draw:g>
              </table:table-cell>
              <table:table-cell office:value-type="float" office:value="0.355331982041489">
                <text:p>0.355331982041489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302120779965338">
                <text:p>0.302120779965338</text:p>
              </table:table-cell>
              <table:table-cell office:value-type="float" office:value="0.365505949789668">
                <text:p>0.365505949789668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24970220887229">
                <text:p>0.24970220887229</text:p>
              </table:table-cell>
              <table:table-cell office:value-type="float" office:value="0.425191786328771">
                <text:p>0.425191786328771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269190951029083">
                <text:p>0.269190951029083</text:p>
              </table:table-cell>
              <table:table-cell office:value-type="float" office:value="0.412310562561766">
                <text:p>0.412310562561766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269190951029083">
                <text:p>0.269190951029083</text:p>
              </table:table-cell>
              <table:table-cell office:value-type="float" office:value="0.509901951359278">
                <text:p>0.509901951359278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481543412343077">
                <text:p>0.4815434123430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294883912309794">
                <text:p>0.2948839123097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450442616461451">
                <text:p>0.450442616461451</text:p>
              </table:table-cell>
              <table:table-cell office:value-type="float" office:value="0.489897948556636">
                <text:p>0.489897948556636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309658449492561">
                <text:p>0.309658449492561</text:p>
              </table:table-cell>
              <table:table-cell office:value-type="float" office:value="0.524890659167824">
                <text:p>0.524890659167824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236410505997465">
                <text:p>0.236410505997465</text:p>
              </table:table-cell>
              <table:table-cell office:value-type="float" office:value="0.38561845404169">
                <text:p>0.38561845404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F2:Sheet1.G12" chart:data-source-has-labels="both" svg:x="0.77cm" svg:y="0.855cm" svg:width="12.777cm" svg:height="7.545cm">
          <chartooo:coordinate-region svg:x="4.17cm" svg:y="0.855cm" svg:width="9.137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2" chart:label-cell-address="Sheet1.F2:Sheet1.F2" chart:class="chart:bar">
            <chart:data-point chart:repeated="10"/>
          </chart:series>
          <chart:series chart:style-name="ch8" chart:values-cell-range-address="Sheet1.G3:Sheet1.G12" chart:label-cell-address="Sheet1.G2:Sheet1.G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F2:Sheet1.F2</svg:desc>
                </draw:g>
              </table:table-cell>
              <table:table-cell office:value-type="string">
                <text:p>cr.ger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666666666666667">
                <text:p>0.0666666666666667</text:p>
                <draw:g>
                  <svg:desc>Sheet1.F3:Sheet1.F12</svg:desc>
                </draw:g>
              </table:table-cell>
              <table:table-cell office:value-type="float" office:value="0.333333333333333">
                <text:p>0.333333333333333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">
                <text:p>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4">
                <text:p>0.4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533333333333333">
                <text:p>0.5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H2:Sheet1.I12" chart:data-source-has-labels="both" svg:x="0.77cm" svg:y="0.855cm" svg:width="12.777cm" svg:height="7.545cm">
          <chartooo:coordinate-region svg:x="4.17cm" svg:y="0.855cm" svg:width="9.04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12" chart:label-cell-address="Sheet1.H2:Sheet1.H2" chart:class="chart:bar">
            <chart:data-point chart:repeated="10"/>
          </chart:series>
          <chart:series chart:style-name="ch8" chart:values-cell-range-address="Sheet1.I3:Sheet1.I12" chart:label-cell-address="Sheet1.I2:Sheet1.I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H2:Sheet1.H2</svg:desc>
                </draw:g>
              </table:table-cell>
              <table:table-cell office:value-type="string">
                <text:p>cr.ge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512820512820513">
                <text:p>0.0512820512820513</text:p>
                <draw:g>
                  <svg:desc>Sheet1.H3:Sheet1.H12</svg:desc>
                </draw:g>
              </table:table-cell>
              <table:table-cell office:value-type="float" office:value="0.0857142857142857">
                <text:p>0.0857142857142857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L2:Sheet1.M12" chart:data-source-has-labels="both" svg:x="0.77cm" svg:y="0.855cm" svg:width="12.777cm" svg:height="7.545cm">
          <chartooo:coordinate-region svg:x="4.17cm" svg:y="0.855cm" svg:width="9.00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12" chart:label-cell-address="Sheet1.L2:Sheet1.L2" chart:class="chart:bar">
            <chart:data-point chart:repeated="10"/>
          </chart:series>
          <chart:series chart:style-name="ch8" chart:values-cell-range-address="Sheet1.M3:Sheet1.M12" chart:label-cell-address="Sheet1.M2:Sheet1.M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L2:Sheet1.L2</svg:desc>
                </draw:g>
              </table:table-cell>
              <table:table-cell office:value-type="string">
                <text:p>cr.ger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029">
                <text:p>0.029</text:p>
                <draw:g>
                  <svg:desc>Sheet1.L3:Sheet1.L12</svg:desc>
                </draw:g>
              </table:table-cell>
              <table:table-cell office:value-type="float" office:value="0.176">
                <text:p>0.176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17.993">
                <text:p>17.993</text:p>
              </table:table-cell>
              <table:table-cell office:value-type="float" office:value="58.003">
                <text:p>58.003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57.207">
                <text:p>57.207</text:p>
              </table:table-cell>
              <table:table-cell office:value-type="float" office:value="118.713">
                <text:p>118.713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23.238">
                <text:p>23.238</text:p>
              </table:table-cell>
              <table:table-cell office:value-type="float" office:value="15.037">
                <text:p>15.037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175.078">
                <text:p>175.078</text:p>
              </table:table-cell>
              <table:table-cell office:value-type="float" office:value="331.366">
                <text:p>331.366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69.876">
                <text:p>69.876</text:p>
              </table:table-cell>
              <table:table-cell office:value-type="float" office:value="199.922">
                <text:p>199.922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5.383">
                <text:p>5.383</text:p>
              </table:table-cell>
              <table:table-cell office:value-type="float" office:value="4.214">
                <text:p>4.214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032">
                <text:p>0.0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2.715">
                <text:p>2.715</text:p>
              </table:table-cell>
              <table:table-cell office:value-type="float" office:value="5.48">
                <text:p>5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N2:Sheet1.O12" chart:data-source-has-labels="both" svg:x="0.77cm" svg:y="0.855cm" svg:width="12.777cm" svg:height="7.545cm">
          <chartooo:coordinate-region svg:x="4.17cm" svg:y="0.855cm" svg:width="9.045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12" chart:label-cell-address="Sheet1.N2:Sheet1.N2" chart:class="chart:bar">
            <chart:data-point chart:repeated="10"/>
          </chart:series>
          <chart:series chart:style-name="ch8" chart:values-cell-range-address="Sheet1.O3:Sheet1.O12" chart:label-cell-address="Sheet1.O2:Sheet1.O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N2:Sheet1.N2</svg:desc>
                </draw:g>
              </table:table-cell>
              <table:table-cell office:value-type="string">
                <text:p>cr.ger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">
                <text:p>0</text:p>
                <draw:g>
                  <svg:desc>Sheet1.N3:Sheet1.N12</svg:desc>
                </draw:g>
              </table:table-cell>
              <table:table-cell office:value-type="float" office:value="0.007">
                <text:p>0.007</text:p>
                <draw:g>
                  <svg:desc>Sheet1.O3:Sheet1.O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012">
                <text:p>0.01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9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Sheet1.A3:Sheet1.A12 Sheet1.J2:Sheet1.K12" chart:data-source-has-labels="both" svg:x="0.77cm" svg:y="0.855cm" svg:width="12.777cm" svg:height="7.545cm">
          <chartooo:coordinate-region svg:x="4.17cm" svg:y="0.855cm" svg:width="9.283cm" svg:height="6.898cm"/>
          <chart:axis chart:dimension="x" chart:name="primary-x" chart:style-name="ch4" chartooo:axis-type="auto">
            <chartooo:date-scale/>
            <chart:categories table:cell-range-address="Sheet1.A3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12" chart:label-cell-address="Sheet1.J2:Sheet1.J2" chart:class="chart:bar">
            <chart:data-point chart:repeated="10"/>
          </chart:series>
          <chart:series chart:style-name="ch8" chart:values-cell-range-address="Sheet1.K3:Sheet1.K12" chart:label-cell-address="Sheet1.K2:Sheet1.K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.aust</text:p>
                <draw:g>
                  <svg:desc>Sheet1.J2:Sheet1.J2</svg:desc>
                </draw:g>
              </table:table-cell>
              <table:table-cell office:value-type="string">
                <text:p>cr.ger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Net</text:p>
                <draw:g>
                  <svg:desc>Sheet1.A3:Sheet1.A12</svg:desc>
                </draw:g>
              </table:table-cell>
              <table:table-cell office:value-type="float" office:value="0.882051282051282">
                <text:p>0.882051282051282</text:p>
                <draw:g>
                  <svg:desc>Sheet1.J3:Sheet1.J12</svg:desc>
                </draw:g>
              </table:table-cell>
              <table:table-cell office:value-type="float" office:value="0.580952380952381">
                <text:p>0.580952380952381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0.741025641025641">
                <text:p>0.741025641025641</text:p>
              </table:table-cell>
              <table:table-cell office:value-type="float" office:value="0.561904761904762">
                <text:p>0.561904761904762</text:p>
              </table:table-cell>
            </table:table-row>
            <table:table-row>
              <table:table-cell office:value-type="string">
                <text:p>MultilayerPerceptron</text:p>
              </table:table-cell>
              <table:table-cell office:value-type="float" office:value="0.882051282051282">
                <text:p>0.882051282051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0.547619047619048">
                <text:p>0.547619047619048</text:p>
              </table:table-cell>
            </table:table-row>
            <table:table-row>
              <table:table-cell office:value-type="string">
                <text:p>AIRS2</text:p>
              </table:table-cell>
              <table:table-cell office:value-type="float" office:value="0.864102564102564">
                <text:p>0.864102564102564</text:p>
              </table:table-cell>
              <table:table-cell office:value-type="float" office:value="0.323809523809524">
                <text:p>0.323809523809524</text:p>
              </table:table-cell>
            </table:table-row>
            <table:table-row>
              <table:table-cell office:value-type="string">
                <text:p>CLONALG</text:p>
              </table:table-cell>
              <table:table-cell office:value-type="float" office:value="0.531409168081494">
                <text:p>0.53140916808149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Immunos99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vq2_1</text:p>
              </table:table-cell>
              <table:table-cell office:value-type="float" office:value="0.548717948717949">
                <text:p>0.548717948717949</text:p>
              </table:table-cell>
              <table:table-cell office:value-type="float" office:value="0.295238095238095">
                <text:p>0.295238095238095</text:p>
              </table:table-cell>
            </table:table-row>
            <table:table-row>
              <table:table-cell office:value-type="string">
                <text:p>Id3</text:p>
              </table:table-cell>
              <table:table-cell office:value-type="float" office:value="0.759504862953139">
                <text:p>0.759504862953139</text:p>
              </table:table-cell>
              <table:table-cell office:value-type="float" office:value="0.286274509803921">
                <text:p>0.286274509803921</text:p>
              </table:table-cell>
            </table:table-row>
            <table:table-row>
              <table:table-cell office:value-type="string">
                <text:p>J48</text:p>
              </table:table-cell>
              <table:table-cell office:value-type="float" office:value="0.909168081494058">
                <text:p>0.909168081494058</text:p>
              </table:table-cell>
              <table:table-cell office:value-type="float" office:value="0.40952380952381">
                <text:p>0.409523809523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